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DescriptorSorter.sortModuleDescrip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uleDescriptorSorter.ModuleDescriptorSorter( Collection modulesDescriptorsToSort , VersionMatcher matcher , NonMatchingVersionReporter nonMatchingVersionReporter , CircularDependencyStrategy circularDep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uleDescriptorSorter.sortModuleDescriptorsHelp( ModuleInSort current , ModuleInSort cal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